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505cm"/>
    </style:style>
    <style:style style:name="co2" style:family="table-column">
      <style:table-column-properties fo:break-before="auto" style:column-width="1.612cm"/>
    </style:style>
    <style:style style:name="co3" style:family="table-column">
      <style:table-column-properties fo:break-before="auto" style:column-width="1.642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0000"/>
    </style:style>
    <style:style style:name="ce2" style:family="table-cell" style:parent-style-name="Default">
      <style:table-cell-properties fo:background-color="#e6e6e6"/>
    </style:style>
    <style:style style:name="ce3" style:family="table-cell" style:parent-style-name="Default">
      <style:table-cell-properties fo:border-bottom="0.99pt solid #000000" fo:background-color="#00b8ff" fo:border-left="none" fo:border-right="none" fo:border-top="2.49pt solid #000000"/>
      <style:text-properties fo:color="#000000" fo:font-weight="bold" style:font-weight-asian="bold" style:font-weight-complex="bold"/>
    </style:style>
    <style:style style:name="ce4" style:family="table-cell" style:parent-style-name="Default">
      <style:table-cell-properties fo:background-color="#9999ff"/>
    </style:style>
    <style:style style:name="ce5" style:family="table-cell" style:parent-style-name="Default">
      <style:table-cell-properties fo:background-color="#ff6309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b515"/>
    </style:style>
    <style:style style:name="ce7" style:family="table-cell" style:parent-style-name="Default">
      <style:table-cell-properties fo:background-color="#ff6309"/>
    </style:style>
    <style:style style:name="ce8" style:family="table-cell" style:parent-style-name="Default">
      <style:table-cell-properties fo:border-bottom="0.99pt solid #000000" fo:background-color="#00b8ff" fo:border-left="none" fo:border-right="0.99pt solid #000000" fo:border-top="2.49pt solid #000000"/>
      <style:text-properties fo:color="#000000" fo:font-weight="bold" style:font-weight-asian="bold" style:font-weight-complex="bold"/>
    </style:style>
    <style:style style:name="ce9" style:family="table-cell" style:parent-style-name="Default">
      <style:table-cell-properties fo:border-bottom="0.99pt solid #000000" fo:background-color="#ff3333" style:text-align-source="fix" style:repeat-content="false" fo:border-left="0.06pt solid #000000" fo:border-right="none" fo:border-top="2.49pt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eb613d"/>
    </style:style>
    <style:style style:name="gr1" style:family="graphic">
      <style:graphic-properties draw:stroke="none" draw:fill="none" draw:ole-draw-aspect="1"/>
    </style:style>
    <style:style style:name="T1" style:family="text">
      <style:text-properties style:text-underline-style="none" style:text-underline-color="font-color"/>
    </style:style>
  </office:automatic-styles>
  <office:body>
    <office:spreadsheet>
      <table:table table:name="Popcount" table:style-name="ta1" table:print="false">
        <table:table-column table:style-name="co1" table:default-cell-style-name="ce4"/>
        <table:table-column table:style-name="co2" table:default-cell-style-name="Default"/>
        <table:table-column table:style-name="co3" table:number-columns-repeated="10" table:default-cell-style-name="Default"/>
        <table:table-column table:style-name="co4" table:default-cell-style-name="ce10"/>
        <table:table-row table:style-name="ro1">
          <table:table-cell table:style-name="ce1" office:value-type="string" calcext:value-type="string">
            <text:p>/proc/cpuinfo</text:p>
          </table:table-cell>
          <table:table-cell table:style-name="ce1" office:value-type="string" calcext:value-type="string">
            <text:p>Intel(R) Core(TM) i5-2400 CPU @ 3.10GHz</text:p>
          </table:table-cell>
          <table:table-cell table:number-columns-repeated="10"/>
          <table:table-cell table:style-name="Default"/>
        </table:table-row>
        <table:table-row table:style-name="ro1">
          <table:table-cell table:style-name="ce1"/>
          <table:table-cell table:style-name="ce1" office:value-type="string" calcext:value-type="string">
            <text:p>cache size : 6144 KB</text:p>
          </table:table-cell>
          <table:table-cell table:number-columns-repeated="10"/>
          <table:table-cell table:style-name="Default"/>
        </table:table-row>
        <table:table-row table:style-name="ro1">
          <table:table-cell table:style-name="Default"/>
          <table:table-cell table:number-columns-repeated="11"/>
          <table:table-cell table:style-name="Default"/>
        </table:table-row>
        <table:table-row table:style-name="ro1">
          <table:table-cell table:style-name="ce2" office:value-type="string" calcext:value-type="string">
            <text:p>POPCOUNT</text:p>
          </table:table-cell>
          <table:table-cell table:style-name="ce2" office:value-type="string" calcext:value-type="string">
            <text:p>gcc -m32 -O&lt;n&gt; - o popcount popcount.c </text:p>
          </table:table-cell>
          <table:table-cell table:style-name="ce2" table:number-columns-repeated="9"/>
          <table:table-cell/>
          <table:table-cell table:style-name="Default"/>
        </table:table-row>
        <table:table-row table:style-name="ro1">
          <table:table-cell table:style-name="ce2"/>
          <table:table-cell table:style-name="ce2" office:value-type="string" calcext:value-type="string">
            <text:p>for((i=0;i&lt;11;i++));do echo $i;./popcount;done |pr -11 -l 20 -w 80</text:p>
          </table:table-cell>
          <table:table-cell table:style-name="ce2" table:number-columns-repeated="9"/>
          <table:table-cell/>
          <table:table-cell table:style-name="Default"/>
        </table:table-row>
        <table:table-row table:style-name="ro1">
          <table:table-cell table:style-name="ce2"/>
          <table:table-cell table:style-name="ce2" office:value-type="string" calcext:value-type="string">
            <text:p>ignorar medición 0, repetir columna si alguna medición se sale demasiado de la media</text:p>
          </table:table-cell>
          <table:table-cell table:style-name="ce2" table:number-columns-repeated="9"/>
          <table:table-cell/>
          <table:table-cell table:style-name="Default"/>
        </table:table-row>
        <table:table-row table:style-name="ro1">
          <table:table-cell table:style-name="Default"/>
          <table:table-cell table:number-columns-repeated="11"/>
          <table:table-cell table:style-name="Default"/>
        </table:table-row>
        <table:table-row table:style-name="ro1">
          <table:table-cell table:style-name="ce3" office:value-type="string" calcext:value-type="string">
            <text:p>Optimización -O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9" office:value-type="string" calcext:value-type="string">
            <text:p>Media</text:p>
          </table:table-cell>
        </table:table-row>
        <table:table-row table:style-name="ro1">
          <table:table-cell office:value-type="string" calcext:value-type="string">
            <text:p>popcount1 (en lenguaje C - for)</text:p>
          </table:table-cell>
          <table:table-cell office:value-type="float" office:value="1166284" calcext:value-type="float">
            <text:p>1166284</text:p>
          </table:table-cell>
          <table:table-cell office:value-type="float" office:value="1167516" calcext:value-type="float">
            <text:p>1167516</text:p>
          </table:table-cell>
          <table:table-cell office:value-type="float" office:value="1201011" calcext:value-type="float">
            <text:p>1201011</text:p>
          </table:table-cell>
          <table:table-cell office:value-type="float" office:value="1168144" calcext:value-type="float">
            <text:p>1168144</text:p>
          </table:table-cell>
          <table:table-cell office:value-type="float" office:value="1160555" calcext:value-type="float">
            <text:p>1160555</text:p>
          </table:table-cell>
          <table:table-cell office:value-type="float" office:value="1168482" calcext:value-type="float">
            <text:p>1168482</text:p>
          </table:table-cell>
          <table:table-cell office:value-type="float" office:value="1161180" calcext:value-type="float">
            <text:p>1161180</text:p>
          </table:table-cell>
          <table:table-cell office:value-type="float" office:value="1163912" calcext:value-type="float">
            <text:p>1163912</text:p>
          </table:table-cell>
          <table:table-cell office:value-type="float" office:value="1160056" calcext:value-type="float">
            <text:p>1160056</text:p>
          </table:table-cell>
          <table:table-cell office:value-type="float" office:value="1166152" calcext:value-type="float">
            <text:p>1166152</text:p>
          </table:table-cell>
          <table:table-cell office:value-type="float" office:value="1166432" calcext:value-type="float">
            <text:p>1166432</text:p>
          </table:table-cell>
          <table:table-cell table:formula="of:=AVERAGE([.C9:.L9])" office:value-type="float" office:value="1168344" calcext:value-type="float">
            <text:p>1168344</text:p>
          </table:table-cell>
        </table:table-row>
        <table:table-row table:style-name="ro1">
          <table:table-cell office:value-type="string" calcext:value-type="string">
            <text:p>popcount2 (en lenguaje C - while)</text:p>
          </table:table-cell>
          <table:table-cell office:value-type="float" office:value="1259383" calcext:value-type="float">
            <text:p>1259383</text:p>
          </table:table-cell>
          <table:table-cell office:value-type="float" office:value="1265737" calcext:value-type="float">
            <text:p>1265737</text:p>
          </table:table-cell>
          <table:table-cell office:value-type="float" office:value="1259812" calcext:value-type="float">
            <text:p>1259812</text:p>
          </table:table-cell>
          <table:table-cell office:value-type="float" office:value="1260095" calcext:value-type="float">
            <text:p>1260095</text:p>
          </table:table-cell>
          <table:table-cell office:value-type="float" office:value="1257052" calcext:value-type="float">
            <text:p>1257052</text:p>
          </table:table-cell>
          <table:table-cell office:value-type="float" office:value="1255685" calcext:value-type="float">
            <text:p>1255685</text:p>
          </table:table-cell>
          <table:table-cell office:value-type="float" office:value="1252790" calcext:value-type="float">
            <text:p>1252790</text:p>
          </table:table-cell>
          <table:table-cell office:value-type="float" office:value="1259917" calcext:value-type="float">
            <text:p>1259917</text:p>
          </table:table-cell>
          <table:table-cell office:value-type="float" office:value="1253794" calcext:value-type="float">
            <text:p>1253794</text:p>
          </table:table-cell>
          <table:table-cell office:value-type="float" office:value="1260887" calcext:value-type="float">
            <text:p>1260887</text:p>
          </table:table-cell>
          <table:table-cell office:value-type="float" office:value="1264934" calcext:value-type="float">
            <text:p>1264934</text:p>
          </table:table-cell>
          <table:table-cell table:formula="of:=AVERAGE([.C10:.L10])" office:value-type="float" office:value="1259070.3" calcext:value-type="float">
            <text:p>1259070,3</text:p>
          </table:table-cell>
        </table:table-row>
        <table:table-row table:style-name="ro1">
          <table:table-cell office:value-type="string" calcext:value-type="string">
            <text:p>popcount3 (leng.ASM - cuerpo while)</text:p>
          </table:table-cell>
          <table:table-cell office:value-type="float" office:value="407593" calcext:value-type="float">
            <text:p>407593</text:p>
          </table:table-cell>
          <table:table-cell office:value-type="float" office:value="404187" calcext:value-type="float">
            <text:p>404187</text:p>
          </table:table-cell>
          <table:table-cell office:value-type="float" office:value="403117" calcext:value-type="float">
            <text:p>403117</text:p>
          </table:table-cell>
          <table:table-cell office:value-type="float" office:value="406188" calcext:value-type="float">
            <text:p>406188</text:p>
          </table:table-cell>
          <table:table-cell office:value-type="float" office:value="398969" calcext:value-type="float">
            <text:p>398969</text:p>
          </table:table-cell>
          <table:table-cell office:value-type="float" office:value="398068" calcext:value-type="float">
            <text:p>398068</text:p>
          </table:table-cell>
          <table:table-cell office:value-type="float" office:value="401717" calcext:value-type="float">
            <text:p>401717</text:p>
          </table:table-cell>
          <table:table-cell office:value-type="float" office:value="399063" calcext:value-type="float">
            <text:p>399063</text:p>
          </table:table-cell>
          <table:table-cell office:value-type="float" office:value="401065" calcext:value-type="float">
            <text:p>401065</text:p>
          </table:table-cell>
          <table:table-cell office:value-type="float" office:value="398575" calcext:value-type="float">
            <text:p>398575</text:p>
          </table:table-cell>
          <table:table-cell office:value-type="float" office:value="398789" calcext:value-type="float">
            <text:p>398789</text:p>
          </table:table-cell>
          <table:table-cell table:formula="of:=AVERAGE([.C11:.L11])" office:value-type="float" office:value="400973.8" calcext:value-type="float">
            <text:p>400973,8</text:p>
          </table:table-cell>
        </table:table-row>
        <table:table-row table:style-name="ro1">
          <table:table-cell office:value-type="string" calcext:value-type="string">
            <text:p>popcount4 (1.CS:APP 3.49 – <text:span text:style-name="T1">group</text:span> 8b)</text:p>
          </table:table-cell>
          <table:table-cell office:value-type="float" office:value="311235" calcext:value-type="float">
            <text:p>311235</text:p>
          </table:table-cell>
          <table:table-cell office:value-type="float" office:value="312537" calcext:value-type="float">
            <text:p>312537</text:p>
          </table:table-cell>
          <table:table-cell office:value-type="float" office:value="314558" calcext:value-type="float">
            <text:p>314558</text:p>
          </table:table-cell>
          <table:table-cell office:value-type="float" office:value="312730" calcext:value-type="float">
            <text:p>312730</text:p>
          </table:table-cell>
          <table:table-cell office:value-type="float" office:value="312417" calcext:value-type="float">
            <text:p>312417</text:p>
          </table:table-cell>
          <table:table-cell office:value-type="float" office:value="315014" calcext:value-type="float">
            <text:p>315014</text:p>
          </table:table-cell>
          <table:table-cell office:value-type="float" office:value="313619" calcext:value-type="float">
            <text:p>313619</text:p>
          </table:table-cell>
          <table:table-cell office:value-type="float" office:value="315611" calcext:value-type="float">
            <text:p>315611</text:p>
          </table:table-cell>
          <table:table-cell office:value-type="float" office:value="313051" calcext:value-type="float">
            <text:p>313051</text:p>
          </table:table-cell>
          <table:table-cell office:value-type="float" office:value="312096" calcext:value-type="float">
            <text:p>312096</text:p>
          </table:table-cell>
          <table:table-cell office:value-type="float" office:value="313259" calcext:value-type="float">
            <text:p>313259</text:p>
          </table:table-cell>
          <table:table-cell table:formula="of:=AVERAGE([.C12:.L12])" office:value-type="float" office:value="313489.2" calcext:value-type="float">
            <text:p>313489,2</text:p>
          </table:table-cell>
        </table:table-row>
        <table:table-row table:style-name="ro1">
          <table:table-cell office:value-type="string" calcext:value-type="string">
            <text:p>popcount5 (asm SSE3 - pshfub 128b)</text:p>
          </table:table-cell>
          <table:table-cell office:value-type="float" office:value="13084" calcext:value-type="float">
            <text:p>13084</text:p>
          </table:table-cell>
          <table:table-cell office:value-type="float" office:value="13116" calcext:value-type="float">
            <text:p>13116</text:p>
          </table:table-cell>
          <table:table-cell office:value-type="float" office:value="13074" calcext:value-type="float">
            <text:p>13074</text:p>
          </table:table-cell>
          <table:table-cell office:value-type="float" office:value="12996" calcext:value-type="float">
            <text:p>12996</text:p>
          </table:table-cell>
          <table:table-cell office:value-type="float" office:value="12970" calcext:value-type="float">
            <text:p>12970</text:p>
          </table:table-cell>
          <table:table-cell office:value-type="float" office:value="13033" calcext:value-type="float">
            <text:p>13033</text:p>
          </table:table-cell>
          <table:table-cell office:value-type="float" office:value="13015" calcext:value-type="float">
            <text:p>13015</text:p>
          </table:table-cell>
          <table:table-cell office:value-type="float" office:value="13039" calcext:value-type="float">
            <text:p>13039</text:p>
          </table:table-cell>
          <table:table-cell office:value-type="float" office:value="13166" calcext:value-type="float">
            <text:p>13166</text:p>
          </table:table-cell>
          <table:table-cell office:value-type="float" office:value="13291" calcext:value-type="float">
            <text:p>13291</text:p>
          </table:table-cell>
          <table:table-cell office:value-type="float" office:value="13106" calcext:value-type="float">
            <text:p>13106</text:p>
          </table:table-cell>
          <table:table-cell table:formula="of:=AVERAGE([.C13:.L13])" office:value-type="float" office:value="13080.6" calcext:value-type="float">
            <text:p>13080,6</text:p>
          </table:table-cell>
        </table:table-row>
        <table:table-row table:style-name="ro1">
          <table:table-cell office:value-type="string" calcext:value-type="string">
            <text:p>popcount6 (asm SSE4 - popcount 32b)</text:p>
          </table:table-cell>
          <table:table-cell office:value-type="float" office:value="43863" calcext:value-type="float">
            <text:p>43863</text:p>
          </table:table-cell>
          <table:table-cell office:value-type="float" office:value="45321" calcext:value-type="float">
            <text:p>45321</text:p>
          </table:table-cell>
          <table:table-cell office:value-type="float" office:value="42942" calcext:value-type="float">
            <text:p>42942</text:p>
          </table:table-cell>
          <table:table-cell office:value-type="float" office:value="42904" calcext:value-type="float">
            <text:p>42904</text:p>
          </table:table-cell>
          <table:table-cell office:value-type="float" office:value="43000" calcext:value-type="float">
            <text:p>43000</text:p>
          </table:table-cell>
          <table:table-cell office:value-type="float" office:value="42884" calcext:value-type="float">
            <text:p>42884</text:p>
          </table:table-cell>
          <table:table-cell office:value-type="float" office:value="42867" calcext:value-type="float">
            <text:p>42867</text:p>
          </table:table-cell>
          <table:table-cell office:value-type="float" office:value="42904" calcext:value-type="float">
            <text:p>42904</text:p>
          </table:table-cell>
          <table:table-cell office:value-type="float" office:value="42920" calcext:value-type="float">
            <text:p>42920</text:p>
          </table:table-cell>
          <table:table-cell office:value-type="float" office:value="42883" calcext:value-type="float">
            <text:p>42883</text:p>
          </table:table-cell>
          <table:table-cell office:value-type="float" office:value="42933" calcext:value-type="float">
            <text:p>42933</text:p>
          </table:table-cell>
          <table:table-cell table:formula="of:=AVERAGE([.C14:.L14])" office:value-type="float" office:value="43155.8" calcext:value-type="float">
            <text:p>43155,8</text:p>
          </table:table-cell>
        </table:table-row>
        <table:table-row table:style-name="ro1">
          <table:table-cell office:value-type="string" calcext:value-type="string">
            <text:p>popcount7 (asm SSE4 - popcnt 2x32b)</text:p>
          </table:table-cell>
          <table:table-cell office:value-type="float" office:value="31224" calcext:value-type="float">
            <text:p>31224</text:p>
          </table:table-cell>
          <table:table-cell office:value-type="float" office:value="26739" calcext:value-type="float">
            <text:p>26739</text:p>
          </table:table-cell>
          <table:table-cell office:value-type="float" office:value="26717" calcext:value-type="float">
            <text:p>26717</text:p>
          </table:table-cell>
          <table:table-cell office:value-type="float" office:value="26660" calcext:value-type="float">
            <text:p>26660</text:p>
          </table:table-cell>
          <table:table-cell office:value-type="float" office:value="26656" calcext:value-type="float">
            <text:p>26656</text:p>
          </table:table-cell>
          <table:table-cell office:value-type="float" office:value="26610" calcext:value-type="float">
            <text:p>26610</text:p>
          </table:table-cell>
          <table:table-cell office:value-type="float" office:value="26592" calcext:value-type="float">
            <text:p>26592</text:p>
          </table:table-cell>
          <table:table-cell office:value-type="float" office:value="26607" calcext:value-type="float">
            <text:p>26607</text:p>
          </table:table-cell>
          <table:table-cell office:value-type="float" office:value="26687" calcext:value-type="float">
            <text:p>26687</text:p>
          </table:table-cell>
          <table:table-cell office:value-type="float" office:value="26640" calcext:value-type="float">
            <text:p>26640</text:p>
          </table:table-cell>
          <table:table-cell office:value-type="float" office:value="26628" calcext:value-type="float">
            <text:p>26628</text:p>
          </table:table-cell>
          <table:table-cell table:formula="of:=AVERAGE([.C15:.L15])" office:value-type="float" office:value="26653.6" calcext:value-type="float">
            <text:p>26653,6</text:p>
          </table:table-cell>
        </table:table-row>
        <table:table-row table:style-name="ro1">
          <table:table-cell table:style-name="Default"/>
          <table:table-cell table:number-columns-repeated="11"/>
          <table:table-cell table:style-name="Default"/>
        </table:table-row>
        <table:table-row table:style-name="ro1">
          <table:table-cell table:style-name="ce3" office:value-type="string" calcext:value-type="string">
            <text:p>Optimización -O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9" office:value-type="string" calcext:value-type="string">
            <text:p>Media</text:p>
          </table:table-cell>
        </table:table-row>
        <table:table-row table:style-name="ro1">
          <table:table-cell office:value-type="string" calcext:value-type="string">
            <text:p>popcount1 (en lenguaje C - for)</text:p>
          </table:table-cell>
          <table:table-cell office:value-type="float" office:value="239321" calcext:value-type="float">
            <text:p>239321</text:p>
          </table:table-cell>
          <table:table-cell office:value-type="float" office:value="227875" calcext:value-type="float">
            <text:p>227875</text:p>
          </table:table-cell>
          <table:table-cell office:value-type="float" office:value="238910" calcext:value-type="float">
            <text:p>238910</text:p>
          </table:table-cell>
          <table:table-cell office:value-type="float" office:value="242140" calcext:value-type="float">
            <text:p>242140</text:p>
          </table:table-cell>
          <table:table-cell office:value-type="float" office:value="234315" calcext:value-type="float">
            <text:p>234315</text:p>
          </table:table-cell>
          <table:table-cell office:value-type="float" office:value="227405" calcext:value-type="float">
            <text:p>227405</text:p>
          </table:table-cell>
          <table:table-cell office:value-type="float" office:value="224309" calcext:value-type="float">
            <text:p>224309</text:p>
          </table:table-cell>
          <table:table-cell office:value-type="float" office:value="236087" calcext:value-type="float">
            <text:p>236087</text:p>
          </table:table-cell>
          <table:table-cell office:value-type="float" office:value="238393" calcext:value-type="float">
            <text:p>238393</text:p>
          </table:table-cell>
          <table:table-cell office:value-type="float" office:value="232326" calcext:value-type="float">
            <text:p>232326</text:p>
          </table:table-cell>
          <table:table-cell office:value-type="float" office:value="232001" calcext:value-type="float">
            <text:p>232001</text:p>
          </table:table-cell>
          <table:table-cell table:formula="of:=AVERAGE([.C18:.L18])" office:value-type="float" office:value="233376.1" calcext:value-type="float">
            <text:p>233376,1</text:p>
          </table:table-cell>
        </table:table-row>
        <table:table-row table:style-name="ro1">
          <table:table-cell office:value-type="string" calcext:value-type="string">
            <text:p>popcount2 (en lenguaje C - while)</text:p>
          </table:table-cell>
          <table:table-cell office:value-type="float" office:value="356981" calcext:value-type="float">
            <text:p>356981</text:p>
          </table:table-cell>
          <table:table-cell office:value-type="float" office:value="352271" calcext:value-type="float">
            <text:p>352271</text:p>
          </table:table-cell>
          <table:table-cell office:value-type="float" office:value="359768" calcext:value-type="float">
            <text:p>359768</text:p>
          </table:table-cell>
          <table:table-cell office:value-type="float" office:value="353620" calcext:value-type="float">
            <text:p>353620</text:p>
          </table:table-cell>
          <table:table-cell office:value-type="float" office:value="352449" calcext:value-type="float">
            <text:p>352449</text:p>
          </table:table-cell>
          <table:table-cell office:value-type="float" office:value="352420" calcext:value-type="float">
            <text:p>352420</text:p>
          </table:table-cell>
          <table:table-cell office:value-type="float" office:value="349733" calcext:value-type="float">
            <text:p>349733</text:p>
          </table:table-cell>
          <table:table-cell office:value-type="float" office:value="350757" calcext:value-type="float">
            <text:p>350757</text:p>
          </table:table-cell>
          <table:table-cell office:value-type="float" office:value="364118" calcext:value-type="float">
            <text:p>364118</text:p>
          </table:table-cell>
          <table:table-cell office:value-type="float" office:value="354529" calcext:value-type="float">
            <text:p>354529</text:p>
          </table:table-cell>
          <table:table-cell office:value-type="float" office:value="353814" calcext:value-type="float">
            <text:p>353814</text:p>
          </table:table-cell>
          <table:table-cell table:formula="of:=AVERAGE([.C19:.L19])" office:value-type="float" office:value="354347.9" calcext:value-type="float">
            <text:p>354347,9</text:p>
          </table:table-cell>
        </table:table-row>
        <table:table-row table:style-name="ro1">
          <table:table-cell office:value-type="string" calcext:value-type="string">
            <text:p>popcount3 (leng.ASM - cuerpo while)</text:p>
          </table:table-cell>
          <table:table-cell office:value-type="float" office:value="323988" calcext:value-type="float">
            <text:p>323988</text:p>
          </table:table-cell>
          <table:table-cell office:value-type="float" office:value="320138" calcext:value-type="float">
            <text:p>320138</text:p>
          </table:table-cell>
          <table:table-cell office:value-type="float" office:value="324224" calcext:value-type="float">
            <text:p>324224</text:p>
          </table:table-cell>
          <table:table-cell office:value-type="float" office:value="321421" calcext:value-type="float">
            <text:p>321421</text:p>
          </table:table-cell>
          <table:table-cell office:value-type="float" office:value="322066" calcext:value-type="float">
            <text:p>322066</text:p>
          </table:table-cell>
          <table:table-cell office:value-type="float" office:value="322972" calcext:value-type="float">
            <text:p>322972</text:p>
          </table:table-cell>
          <table:table-cell office:value-type="float" office:value="317717" calcext:value-type="float">
            <text:p>317717</text:p>
          </table:table-cell>
          <table:table-cell office:value-type="float" office:value="323043" calcext:value-type="float">
            <text:p>323043</text:p>
          </table:table-cell>
          <table:table-cell office:value-type="float" office:value="322545" calcext:value-type="float">
            <text:p>322545</text:p>
          </table:table-cell>
          <table:table-cell office:value-type="float" office:value="321271" calcext:value-type="float">
            <text:p>321271</text:p>
          </table:table-cell>
          <table:table-cell office:value-type="float" office:value="319699" calcext:value-type="float">
            <text:p>319699</text:p>
          </table:table-cell>
          <table:table-cell table:formula="of:=AVERAGE([.C20:.L20])" office:value-type="float" office:value="321509.6" calcext:value-type="float">
            <text:p>321509,6</text:p>
          </table:table-cell>
        </table:table-row>
        <table:table-row table:style-name="ro1">
          <table:table-cell office:value-type="string" calcext:value-type="string">
            <text:p>popcount4 (1.CS:APP 3.49 – <text:span text:style-name="T1">group</text:span> 8b)</text:p>
          </table:table-cell>
          <table:table-cell office:value-type="float" office:value="91273" calcext:value-type="float">
            <text:p>91273</text:p>
          </table:table-cell>
          <table:table-cell office:value-type="float" office:value="86630" calcext:value-type="float">
            <text:p>86630</text:p>
          </table:table-cell>
          <table:table-cell office:value-type="float" office:value="86816" calcext:value-type="float">
            <text:p>86816</text:p>
          </table:table-cell>
          <table:table-cell office:value-type="float" office:value="89295" calcext:value-type="float">
            <text:p>89295</text:p>
          </table:table-cell>
          <table:table-cell office:value-type="float" office:value="86063" calcext:value-type="float">
            <text:p>86063</text:p>
          </table:table-cell>
          <table:table-cell office:value-type="float" office:value="87122" calcext:value-type="float">
            <text:p>87122</text:p>
          </table:table-cell>
          <table:table-cell office:value-type="float" office:value="85988" calcext:value-type="float">
            <text:p>85988</text:p>
          </table:table-cell>
          <table:table-cell office:value-type="float" office:value="90558" calcext:value-type="float">
            <text:p>90558</text:p>
          </table:table-cell>
          <table:table-cell office:value-type="float" office:value="85872" calcext:value-type="float">
            <text:p>85872</text:p>
          </table:table-cell>
          <table:table-cell office:value-type="float" office:value="86769" calcext:value-type="float">
            <text:p>86769</text:p>
          </table:table-cell>
          <table:table-cell office:value-type="float" office:value="86988" calcext:value-type="float">
            <text:p>86988</text:p>
          </table:table-cell>
          <table:table-cell table:formula="of:=AVERAGE([.C21:.L21])" office:value-type="float" office:value="87210.1" calcext:value-type="float">
            <text:p>87210,1</text:p>
          </table:table-cell>
        </table:table-row>
        <table:table-row table:style-name="ro1">
          <table:table-cell office:value-type="string" calcext:value-type="string">
            <text:p>popcount5 (asm SSE3 - pshfub 128b)</text:p>
          </table:table-cell>
          <table:table-cell office:value-type="float" office:value="6655" calcext:value-type="float">
            <text:p>6655</text:p>
          </table:table-cell>
          <table:table-cell office:value-type="float" office:value="6645" calcext:value-type="float">
            <text:p>6645</text:p>
          </table:table-cell>
          <table:table-cell office:value-type="float" office:value="6618" calcext:value-type="float">
            <text:p>6618</text:p>
          </table:table-cell>
          <table:table-cell office:value-type="float" office:value="7134" calcext:value-type="float">
            <text:p>7134</text:p>
          </table:table-cell>
          <table:table-cell office:value-type="float" office:value="7124" calcext:value-type="float">
            <text:p>7124</text:p>
          </table:table-cell>
          <table:table-cell office:value-type="float" office:value="6997" calcext:value-type="float">
            <text:p>6997</text:p>
          </table:table-cell>
          <table:table-cell office:value-type="float" office:value="7128" calcext:value-type="float">
            <text:p>7128</text:p>
          </table:table-cell>
          <table:table-cell office:value-type="float" office:value="7868" calcext:value-type="float">
            <text:p>7868</text:p>
          </table:table-cell>
          <table:table-cell office:value-type="float" office:value="6653" calcext:value-type="float">
            <text:p>6653</text:p>
          </table:table-cell>
          <table:table-cell office:value-type="float" office:value="6683" calcext:value-type="float">
            <text:p>6683</text:p>
          </table:table-cell>
          <table:table-cell office:value-type="float" office:value="6625" calcext:value-type="float">
            <text:p>6625</text:p>
          </table:table-cell>
          <table:table-cell table:formula="of:=AVERAGE([.C22:.L22])" office:value-type="float" office:value="6947.5" calcext:value-type="float">
            <text:p>6947,5</text:p>
          </table:table-cell>
        </table:table-row>
        <table:table-row table:style-name="ro1">
          <table:table-cell office:value-type="string" calcext:value-type="string">
            <text:p>popcount6 (asm SSE4 - popcount 32b)</text:p>
          </table:table-cell>
          <table:table-cell office:value-type="float" office:value="7825" calcext:value-type="float">
            <text:p>7825</text:p>
          </table:table-cell>
          <table:table-cell office:value-type="float" office:value="7488" calcext:value-type="float">
            <text:p>7488</text:p>
          </table:table-cell>
          <table:table-cell office:value-type="float" office:value="7635" calcext:value-type="float">
            <text:p>7635</text:p>
          </table:table-cell>
          <table:table-cell office:value-type="float" office:value="7791" calcext:value-type="float">
            <text:p>7791</text:p>
          </table:table-cell>
          <table:table-cell office:value-type="float" office:value="7630" calcext:value-type="float">
            <text:p>7630</text:p>
          </table:table-cell>
          <table:table-cell office:value-type="float" office:value="7645" calcext:value-type="float">
            <text:p>7645</text:p>
          </table:table-cell>
          <table:table-cell office:value-type="float" office:value="7953" calcext:value-type="float">
            <text:p>7953</text:p>
          </table:table-cell>
          <table:table-cell office:value-type="float" office:value="8464" calcext:value-type="float">
            <text:p>8464</text:p>
          </table:table-cell>
          <table:table-cell office:value-type="float" office:value="7983" calcext:value-type="float">
            <text:p>7983</text:p>
          </table:table-cell>
          <table:table-cell office:value-type="float" office:value="7751" calcext:value-type="float">
            <text:p>7751</text:p>
          </table:table-cell>
          <table:table-cell office:value-type="float" office:value="7809" calcext:value-type="float">
            <text:p>7809</text:p>
          </table:table-cell>
          <table:table-cell table:formula="of:=AVERAGE([.C23:.L23])" office:value-type="float" office:value="7814.9" calcext:value-type="float">
            <text:p>7814,9</text:p>
          </table:table-cell>
        </table:table-row>
        <table:table-row table:style-name="ro1">
          <table:table-cell office:value-type="string" calcext:value-type="string">
            <text:p>popcount7 (asm SSE4 - popcnt 2x32b)</text:p>
          </table:table-cell>
          <table:table-cell office:value-type="float" office:value="15223" calcext:value-type="float">
            <text:p>15223</text:p>
          </table:table-cell>
          <table:table-cell office:value-type="float" office:value="15107" calcext:value-type="float">
            <text:p>15107</text:p>
          </table:table-cell>
          <table:table-cell office:value-type="float" office:value="15125" calcext:value-type="float">
            <text:p>15125</text:p>
          </table:table-cell>
          <table:table-cell office:value-type="float" office:value="15294" calcext:value-type="float">
            <text:p>15294</text:p>
          </table:table-cell>
          <table:table-cell office:value-type="float" office:value="15091" calcext:value-type="float">
            <text:p>15091</text:p>
          </table:table-cell>
          <table:table-cell office:value-type="float" office:value="15585" calcext:value-type="float">
            <text:p>15585</text:p>
          </table:table-cell>
          <table:table-cell office:value-type="float" office:value="15393" calcext:value-type="float">
            <text:p>15393</text:p>
          </table:table-cell>
          <table:table-cell office:value-type="float" office:value="15238" calcext:value-type="float">
            <text:p>15238</text:p>
          </table:table-cell>
          <table:table-cell office:value-type="float" office:value="15164" calcext:value-type="float">
            <text:p>15164</text:p>
          </table:table-cell>
          <table:table-cell office:value-type="float" office:value="15099" calcext:value-type="float">
            <text:p>15099</text:p>
          </table:table-cell>
          <table:table-cell office:value-type="float" office:value="15118" calcext:value-type="float">
            <text:p>15118</text:p>
          </table:table-cell>
          <table:table-cell table:formula="of:=AVERAGE([.C24:.L24])" office:value-type="float" office:value="15221.4" calcext:value-type="float">
            <text:p>15221,4</text:p>
          </table:table-cell>
        </table:table-row>
        <table:table-row table:style-name="ro1">
          <table:table-cell table:style-name="Default"/>
          <table:table-cell table:number-columns-repeated="11"/>
          <table:table-cell table:style-name="Default"/>
        </table:table-row>
        <table:table-row table:style-name="ro1">
          <table:table-cell table:style-name="ce3" office:value-type="string" calcext:value-type="string">
            <text:p>Optimización -O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9" office:value-type="string" calcext:value-type="string">
            <text:p>Media</text:p>
          </table:table-cell>
        </table:table-row>
        <table:table-row table:style-name="ro1">
          <table:table-cell office:value-type="string" calcext:value-type="string">
            <text:p>popcount1 (en lenguaje C - for)</text:p>
          </table:table-cell>
          <table:table-cell office:value-type="float" office:value="238580" calcext:value-type="float">
            <text:p>238580</text:p>
          </table:table-cell>
          <table:table-cell office:value-type="float" office:value="236730" calcext:value-type="float">
            <text:p>236730</text:p>
          </table:table-cell>
          <table:table-cell office:value-type="float" office:value="232746" calcext:value-type="float">
            <text:p>232746</text:p>
          </table:table-cell>
          <table:table-cell office:value-type="float" office:value="241885" calcext:value-type="float">
            <text:p>241885</text:p>
          </table:table-cell>
          <table:table-cell office:value-type="float" office:value="226517" calcext:value-type="float">
            <text:p>226517</text:p>
          </table:table-cell>
          <table:table-cell office:value-type="float" office:value="245010" calcext:value-type="float">
            <text:p>245010</text:p>
          </table:table-cell>
          <table:table-cell office:value-type="float" office:value="222504" calcext:value-type="float">
            <text:p>222504</text:p>
          </table:table-cell>
          <table:table-cell office:value-type="float" office:value="232525" calcext:value-type="float">
            <text:p>232525</text:p>
          </table:table-cell>
          <table:table-cell office:value-type="float" office:value="213245" calcext:value-type="float">
            <text:p>213245</text:p>
          </table:table-cell>
          <table:table-cell office:value-type="float" office:value="228934" calcext:value-type="float">
            <text:p>228934</text:p>
          </table:table-cell>
          <table:table-cell office:value-type="float" office:value="229925" calcext:value-type="float">
            <text:p>229925</text:p>
          </table:table-cell>
          <table:table-cell table:formula="of:=AVERAGE([.C27:.L27])" office:value-type="float" office:value="231002.1" calcext:value-type="float">
            <text:p>231002,1</text:p>
          </table:table-cell>
        </table:table-row>
        <table:table-row table:style-name="ro1">
          <table:table-cell office:value-type="string" calcext:value-type="string">
            <text:p>popcount2 (en lenguaje C - while)</text:p>
          </table:table-cell>
          <table:table-cell office:value-type="float" office:value="291029" calcext:value-type="float">
            <text:p>291029</text:p>
          </table:table-cell>
          <table:table-cell office:value-type="float" office:value="286970" calcext:value-type="float">
            <text:p>286970</text:p>
          </table:table-cell>
          <table:table-cell office:value-type="float" office:value="287653" calcext:value-type="float">
            <text:p>287653</text:p>
          </table:table-cell>
          <table:table-cell office:value-type="float" office:value="283314" calcext:value-type="float">
            <text:p>283314</text:p>
          </table:table-cell>
          <table:table-cell office:value-type="float" office:value="288522" calcext:value-type="float">
            <text:p>288522</text:p>
          </table:table-cell>
          <table:table-cell office:value-type="float" office:value="286095" calcext:value-type="float">
            <text:p>286095</text:p>
          </table:table-cell>
          <table:table-cell office:value-type="float" office:value="284999" calcext:value-type="float">
            <text:p>284999</text:p>
          </table:table-cell>
          <table:table-cell office:value-type="float" office:value="280825" calcext:value-type="float">
            <text:p>280825</text:p>
          </table:table-cell>
          <table:table-cell office:value-type="float" office:value="282059" calcext:value-type="float">
            <text:p>282059</text:p>
          </table:table-cell>
          <table:table-cell office:value-type="float" office:value="279634" calcext:value-type="float">
            <text:p>279634</text:p>
          </table:table-cell>
          <table:table-cell office:value-type="float" office:value="275440" calcext:value-type="float">
            <text:p>275440</text:p>
          </table:table-cell>
          <table:table-cell table:formula="of:=AVERAGE([.C28:.L28])" office:value-type="float" office:value="283551.1" calcext:value-type="float">
            <text:p>283551,1</text:p>
          </table:table-cell>
        </table:table-row>
        <table:table-row table:style-name="ro1">
          <table:table-cell office:value-type="string" calcext:value-type="string">
            <text:p>popcount3 (leng.ASM - cuerpo while)</text:p>
          </table:table-cell>
          <table:table-cell office:value-type="float" office:value="361600" calcext:value-type="float">
            <text:p>361600</text:p>
          </table:table-cell>
          <table:table-cell office:value-type="float" office:value="360910" calcext:value-type="float">
            <text:p>360910</text:p>
          </table:table-cell>
          <table:table-cell office:value-type="float" office:value="361716" calcext:value-type="float">
            <text:p>361716</text:p>
          </table:table-cell>
          <table:table-cell office:value-type="float" office:value="352113" calcext:value-type="float">
            <text:p>352113</text:p>
          </table:table-cell>
          <table:table-cell office:value-type="float" office:value="352647" calcext:value-type="float">
            <text:p>352647</text:p>
          </table:table-cell>
          <table:table-cell office:value-type="float" office:value="357598" calcext:value-type="float">
            <text:p>357598</text:p>
          </table:table-cell>
          <table:table-cell office:value-type="float" office:value="357406" calcext:value-type="float">
            <text:p>357406</text:p>
          </table:table-cell>
          <table:table-cell office:value-type="float" office:value="354107" calcext:value-type="float">
            <text:p>354107</text:p>
          </table:table-cell>
          <table:table-cell office:value-type="float" office:value="357718" calcext:value-type="float">
            <text:p>357718</text:p>
          </table:table-cell>
          <table:table-cell office:value-type="float" office:value="352093" calcext:value-type="float">
            <text:p>352093</text:p>
          </table:table-cell>
          <table:table-cell office:value-type="float" office:value="353848" calcext:value-type="float">
            <text:p>353848</text:p>
          </table:table-cell>
          <table:table-cell table:formula="of:=AVERAGE([.C29:.L29])" office:value-type="float" office:value="356015.6" calcext:value-type="float">
            <text:p>356015,6</text:p>
          </table:table-cell>
        </table:table-row>
        <table:table-row table:style-name="ro1">
          <table:table-cell office:value-type="string" calcext:value-type="string">
            <text:p>popcount4 (1.CS:APP 3.49 – <text:span text:style-name="T1">group</text:span> 8b)</text:p>
          </table:table-cell>
          <table:table-cell office:value-type="float" office:value="90011" calcext:value-type="float">
            <text:p>90011</text:p>
          </table:table-cell>
          <table:table-cell office:value-type="float" office:value="87950" calcext:value-type="float">
            <text:p>87950</text:p>
          </table:table-cell>
          <table:table-cell office:value-type="float" office:value="92774" calcext:value-type="float">
            <text:p>92774</text:p>
          </table:table-cell>
          <table:table-cell office:value-type="float" office:value="87186" calcext:value-type="float">
            <text:p>87186</text:p>
          </table:table-cell>
          <table:table-cell office:value-type="float" office:value="88736" calcext:value-type="float">
            <text:p>88736</text:p>
          </table:table-cell>
          <table:table-cell office:value-type="float" office:value="87708" calcext:value-type="float">
            <text:p>87708</text:p>
          </table:table-cell>
          <table:table-cell office:value-type="float" office:value="88090" calcext:value-type="float">
            <text:p>88090</text:p>
          </table:table-cell>
          <table:table-cell office:value-type="float" office:value="87764" calcext:value-type="float">
            <text:p>87764</text:p>
          </table:table-cell>
          <table:table-cell office:value-type="float" office:value="89036" calcext:value-type="float">
            <text:p>89036</text:p>
          </table:table-cell>
          <table:table-cell office:value-type="float" office:value="86890" calcext:value-type="float">
            <text:p>86890</text:p>
          </table:table-cell>
          <table:table-cell office:value-type="float" office:value="88549" calcext:value-type="float">
            <text:p>88549</text:p>
          </table:table-cell>
          <table:table-cell table:formula="of:=AVERAGE([.C30:.L30])" office:value-type="float" office:value="88468.3" calcext:value-type="float">
            <text:p>88468,3</text:p>
          </table:table-cell>
        </table:table-row>
        <table:table-row table:style-name="ro1">
          <table:table-cell office:value-type="string" calcext:value-type="string">
            <text:p>popcount5 (asm SSE3 - pshfub 128b)</text:p>
          </table:table-cell>
          <table:table-cell office:value-type="float" office:value="7161" calcext:value-type="float">
            <text:p>7161</text:p>
          </table:table-cell>
          <table:table-cell office:value-type="float" office:value="7066" calcext:value-type="float">
            <text:p>7066</text:p>
          </table:table-cell>
          <table:table-cell office:value-type="float" office:value="6911" calcext:value-type="float">
            <text:p>6911</text:p>
          </table:table-cell>
          <table:table-cell office:value-type="float" office:value="7147" calcext:value-type="float">
            <text:p>7147</text:p>
          </table:table-cell>
          <table:table-cell office:value-type="float" office:value="6756" calcext:value-type="float">
            <text:p>6756</text:p>
          </table:table-cell>
          <table:table-cell office:value-type="float" office:value="7253" calcext:value-type="float">
            <text:p>7253</text:p>
          </table:table-cell>
          <table:table-cell office:value-type="float" office:value="6640" calcext:value-type="float">
            <text:p>6640</text:p>
          </table:table-cell>
          <table:table-cell office:value-type="float" office:value="6610" calcext:value-type="float">
            <text:p>6610</text:p>
          </table:table-cell>
          <table:table-cell office:value-type="float" office:value="11348" calcext:value-type="float">
            <text:p>11348</text:p>
          </table:table-cell>
          <table:table-cell office:value-type="float" office:value="6849" calcext:value-type="float">
            <text:p>6849</text:p>
          </table:table-cell>
          <table:table-cell office:value-type="float" office:value="6818" calcext:value-type="float">
            <text:p>6818</text:p>
          </table:table-cell>
          <table:table-cell table:formula="of:=AVERAGE([.C31:.L31])" office:value-type="float" office:value="7339.8" calcext:value-type="float">
            <text:p>7339,8</text:p>
          </table:table-cell>
        </table:table-row>
        <table:table-row table:style-name="ro1">
          <table:table-cell office:value-type="string" calcext:value-type="string">
            <text:p>popcount6 (asm SSE4 - popcount 32b)</text:p>
          </table:table-cell>
          <table:table-cell office:value-type="float" office:value="8227" calcext:value-type="float">
            <text:p>8227</text:p>
          </table:table-cell>
          <table:table-cell office:value-type="float" office:value="7488" calcext:value-type="float">
            <text:p>7488</text:p>
          </table:table-cell>
          <table:table-cell office:value-type="float" office:value="7503" calcext:value-type="float">
            <text:p>7503</text:p>
          </table:table-cell>
          <table:table-cell office:value-type="float" office:value="7528" calcext:value-type="float">
            <text:p>7528</text:p>
          </table:table-cell>
          <table:table-cell office:value-type="float" office:value="8023" calcext:value-type="float">
            <text:p>8023</text:p>
          </table:table-cell>
          <table:table-cell office:value-type="float" office:value="7981" calcext:value-type="float">
            <text:p>7981</text:p>
          </table:table-cell>
          <table:table-cell office:value-type="float" office:value="7842" calcext:value-type="float">
            <text:p>7842</text:p>
          </table:table-cell>
          <table:table-cell office:value-type="float" office:value="7493" calcext:value-type="float">
            <text:p>7493</text:p>
          </table:table-cell>
          <table:table-cell office:value-type="float" office:value="9462" calcext:value-type="float">
            <text:p>9462</text:p>
          </table:table-cell>
          <table:table-cell office:value-type="float" office:value="7500" calcext:value-type="float">
            <text:p>7500</text:p>
          </table:table-cell>
          <table:table-cell office:value-type="float" office:value="8108" calcext:value-type="float">
            <text:p>8108</text:p>
          </table:table-cell>
          <table:table-cell table:formula="of:=AVERAGE([.C32:.L32])" office:value-type="float" office:value="7892.8" calcext:value-type="float">
            <text:p>7892,8</text:p>
          </table:table-cell>
        </table:table-row>
        <table:table-row table:style-name="ro1">
          <table:table-cell office:value-type="string" calcext:value-type="string">
            <text:p>popcount7 (asm SSE4 - popcnt 2x32b)</text:p>
          </table:table-cell>
          <table:table-cell office:value-type="float" office:value="15257" calcext:value-type="float">
            <text:p>15257</text:p>
          </table:table-cell>
          <table:table-cell office:value-type="float" office:value="15083" calcext:value-type="float">
            <text:p>15083</text:p>
          </table:table-cell>
          <table:table-cell office:value-type="float" office:value="15302" calcext:value-type="float">
            <text:p>15302</text:p>
          </table:table-cell>
          <table:table-cell office:value-type="float" office:value="15143" calcext:value-type="float">
            <text:p>15143</text:p>
          </table:table-cell>
          <table:table-cell office:value-type="float" office:value="15200" calcext:value-type="float">
            <text:p>15200</text:p>
          </table:table-cell>
          <table:table-cell office:value-type="float" office:value="15393" calcext:value-type="float">
            <text:p>15393</text:p>
          </table:table-cell>
          <table:table-cell office:value-type="float" office:value="15276" calcext:value-type="float">
            <text:p>15276</text:p>
          </table:table-cell>
          <table:table-cell office:value-type="float" office:value="15275" calcext:value-type="float">
            <text:p>15275</text:p>
          </table:table-cell>
          <table:table-cell office:value-type="float" office:value="15304" calcext:value-type="float">
            <text:p>15304</text:p>
          </table:table-cell>
          <table:table-cell office:value-type="float" office:value="15189" calcext:value-type="float">
            <text:p>15189</text:p>
          </table:table-cell>
          <table:table-cell office:value-type="float" office:value="15260" calcext:value-type="float">
            <text:p>15260</text:p>
          </table:table-cell>
          <table:table-cell table:formula="of:=AVERAGE([.C33:.L33])" office:value-type="float" office:value="15242.5" calcext:value-type="float">
            <text:p>15242,5</text:p>
          </table:table-cell>
        </table:table-row>
        <table:table-row table:style-name="ro1">
          <table:table-cell table:style-name="Default"/>
          <table:table-cell table:number-columns-repeated="3"/>
          <table:table-cell>
            <draw:frame table:end-cell-address="Popcount.K43" table:end-x="0.129cm" table:end-y="0.266cm" draw:z-index="0" draw:style-name="gr1" svg:width="9.914cm" svg:height="4.302cm" svg:x="0.069cm" svg:y="0.028cm">
              <draw:object draw:notify-on-update-of-ranges="Popcount.B35:Popcount.D35 Popcount.A42:Popcount.A42 Popcount.B42:Popcount.D42 Popcount.A41:Popcount.A41 Popcount.B41:Popcount.D41 Popcount.A40:Popcount.A40 Popcount.B40:Popcount.D40 Popcount.A39:Popcount.A39 Popcount.B39:Popcount.D39 Popcount.A38:Popcount.A38 Popcount.B38:Popcount.D38 Popcount.A37:Popcount.A37 Popcount.B37:Popcount.D37 Popcount.A36:Popcount.A36 Popcount.B36:Popcount.D36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5"/>
          <table:table-cell>
            <draw:frame table:end-cell-address="Popcount.O43" table:end-x="1.106cm" table:end-y="0.425cm" draw:z-index="1" draw:style-name="gr1" svg:width="8.381cm" svg:height="4.302cm" svg:x="0.534cm" svg:y="0.187cm">
              <draw:object draw:notify-on-update-of-ranges="Popcount.B35:Popcount.D35 Popcount.A40:Popcount.A40 Popcount.B40:Popcount.D40 Popcount.A41:Popcount.A41 Popcount.B41:Popcount.D41 Popcount.A42:Popcount.A42 Popcount.B42:Popcount.D4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 table:style-name="Default"/>
        </table:table-row>
        <table:table-row table:style-name="ro1">
          <table:table-cell table:style-name="ce5" office:value-type="string" calcext:value-type="string">
            <text:p>POPCOUNT</text:p>
          </table:table-cell>
          <table:table-cell table:style-name="ce7" office:value-type="string" calcext:value-type="string">
            <text:p>-O0</text:p>
          </table:table-cell>
          <table:table-cell table:style-name="ce7" office:value-type="string" calcext:value-type="string">
            <text:p>-O1</text:p>
          </table:table-cell>
          <table:table-cell table:style-name="ce7" office:value-type="string" calcext:value-type="string">
            <text:p>-O2</text:p>
          </table:table-cell>
          <table:table-cell table:number-columns-repeated="8"/>
          <table:table-cell table:style-name="Default"/>
        </table:table-row>
        <table:table-row table:style-name="ro1">
          <table:table-cell table:style-name="ce6" office:value-type="string" calcext:value-type="string">
            <text:p>popcount1</text:p>
          </table:table-cell>
          <table:table-cell table:style-name="ce6" table:formula="of:=[.M9]" office:value-type="float" office:value="1168344" calcext:value-type="float">
            <text:p>1168344</text:p>
          </table:table-cell>
          <table:table-cell table:style-name="ce6" table:formula="of:=[.M18]" office:value-type="float" office:value="233376.1" calcext:value-type="float">
            <text:p>233376,1</text:p>
          </table:table-cell>
          <table:table-cell table:style-name="ce6" table:formula="of:=[.M27]" office:value-type="float" office:value="231002.1" calcext:value-type="float">
            <text:p>231002,1</text:p>
          </table:table-cell>
          <table:table-cell table:number-columns-repeated="8"/>
          <table:table-cell table:style-name="Default"/>
        </table:table-row>
        <table:table-row table:style-name="ro1">
          <table:table-cell table:style-name="ce6" office:value-type="string" calcext:value-type="string">
            <text:p>popcount2</text:p>
          </table:table-cell>
          <table:table-cell table:style-name="ce6" table:formula="of:=[.M10]" office:value-type="float" office:value="1259070.3" calcext:value-type="float">
            <text:p>1259070,3</text:p>
          </table:table-cell>
          <table:table-cell table:style-name="ce6" table:formula="of:=[.M19]" office:value-type="float" office:value="354347.9" calcext:value-type="float">
            <text:p>354347,9</text:p>
          </table:table-cell>
          <table:table-cell table:style-name="ce6" table:formula="of:=[.M28]" office:value-type="float" office:value="283551.1" calcext:value-type="float">
            <text:p>283551,1</text:p>
          </table:table-cell>
          <table:table-cell table:number-columns-repeated="8"/>
          <table:table-cell table:style-name="Default"/>
        </table:table-row>
        <table:table-row table:style-name="ro1">
          <table:table-cell table:style-name="ce6" office:value-type="string" calcext:value-type="string">
            <text:p>popcount3</text:p>
          </table:table-cell>
          <table:table-cell table:style-name="ce6" table:formula="of:=[.M11]" office:value-type="float" office:value="400973.8" calcext:value-type="float">
            <text:p>400973,8</text:p>
          </table:table-cell>
          <table:table-cell table:style-name="ce6" table:formula="of:=[.M20]" office:value-type="float" office:value="321509.6" calcext:value-type="float">
            <text:p>321509,6</text:p>
          </table:table-cell>
          <table:table-cell table:style-name="ce6" table:formula="of:=[.M29]" office:value-type="float" office:value="356015.6" calcext:value-type="float">
            <text:p>356015,6</text:p>
          </table:table-cell>
          <table:table-cell table:number-columns-repeated="8"/>
          <table:table-cell table:style-name="Default"/>
        </table:table-row>
        <table:table-row table:style-name="ro1">
          <table:table-cell table:style-name="ce6" office:value-type="string" calcext:value-type="string">
            <text:p>popcount4</text:p>
          </table:table-cell>
          <table:table-cell table:style-name="ce6" table:formula="of:=[.M12]" office:value-type="float" office:value="313489.2" calcext:value-type="float">
            <text:p>313489,2</text:p>
          </table:table-cell>
          <table:table-cell table:style-name="ce6" table:formula="of:=[.M21]" office:value-type="float" office:value="87210.1" calcext:value-type="float">
            <text:p>87210,1</text:p>
          </table:table-cell>
          <table:table-cell table:style-name="ce6" table:formula="of:=[.M30]" office:value-type="float" office:value="88468.3" calcext:value-type="float">
            <text:p>88468,3</text:p>
          </table:table-cell>
          <table:table-cell table:number-columns-repeated="8"/>
          <table:table-cell table:style-name="Default"/>
        </table:table-row>
        <table:table-row table:style-name="ro1">
          <table:table-cell table:style-name="ce6" office:value-type="string" calcext:value-type="string">
            <text:p>popcount5</text:p>
          </table:table-cell>
          <table:table-cell table:style-name="ce6" table:formula="of:=[.M13]" office:value-type="float" office:value="13080.6" calcext:value-type="float">
            <text:p>13080,6</text:p>
          </table:table-cell>
          <table:table-cell table:style-name="ce6" table:formula="of:=[.M22]" office:value-type="float" office:value="6947.5" calcext:value-type="float">
            <text:p>6947,5</text:p>
          </table:table-cell>
          <table:table-cell table:style-name="ce6" table:formula="of:=[.M31]" office:value-type="float" office:value="7339.8" calcext:value-type="float">
            <text:p>7339,8</text:p>
          </table:table-cell>
          <table:table-cell table:number-columns-repeated="8"/>
          <table:table-cell table:style-name="Default"/>
        </table:table-row>
        <table:table-row table:style-name="ro1">
          <table:table-cell table:style-name="ce6" office:value-type="string" calcext:value-type="string">
            <text:p>popcount6</text:p>
          </table:table-cell>
          <table:table-cell table:style-name="ce6" table:formula="of:=[.M14]" office:value-type="float" office:value="43155.8" calcext:value-type="float">
            <text:p>43155,8</text:p>
          </table:table-cell>
          <table:table-cell table:style-name="ce6" table:formula="of:=[.M23]" office:value-type="float" office:value="7814.9" calcext:value-type="float">
            <text:p>7814,9</text:p>
          </table:table-cell>
          <table:table-cell table:style-name="ce6" table:formula="of:=[.M32]" office:value-type="float" office:value="7892.8" calcext:value-type="float">
            <text:p>7892,8</text:p>
          </table:table-cell>
          <table:table-cell table:number-columns-repeated="8"/>
          <table:table-cell table:style-name="Default"/>
        </table:table-row>
        <table:table-row table:style-name="ro1">
          <table:table-cell table:style-name="ce6" office:value-type="string" calcext:value-type="string">
            <text:p>popcount7</text:p>
          </table:table-cell>
          <table:table-cell table:style-name="ce6" table:formula="of:=[.M15]" office:value-type="float" office:value="26653.6" calcext:value-type="float">
            <text:p>26653,6</text:p>
          </table:table-cell>
          <table:table-cell table:style-name="ce6" table:formula="of:=[.M24]" office:value-type="float" office:value="15221.4" calcext:value-type="float">
            <text:p>15221,4</text:p>
          </table:table-cell>
          <table:table-cell table:style-name="ce6" table:formula="of:=[.M33]" office:value-type="float" office:value="15242.5" calcext:value-type="float">
            <text:p>15242,5</text:p>
          </table:table-cell>
          <table:table-cell table:number-columns-repeated="8"/>
          <table:table-cell table:style-name="Default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.199cm" fo:margin-right="0.199cm" style:table-centering="horizontal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6">00/00/0000</text:date>, <text:time style:data-style-name="N2" text:time-value="12:26:42.7554280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RA LOPEZ</meta:initial-creator>
    <meta:creation-date>2014-11-14T13:00:15</meta:creation-date>
    <dc:date>2016-11-16T12:29:47.991377375</dc:date>
    <meta:editing-duration>PT2H48M8S</meta:editing-duration>
    <meta:editing-cycles>41</meta:editing-cycles>
    <meta:generator>LibreOffice/4.2.8.2$Linux_X86_64 LibreOffice_project/420m0$Build-2</meta:generator>
    <meta:document-statistic meta:table-count="3" meta:cell-count="35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three-dimensional="true" chart:deep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fill-color="#7e0021"/>
      <style:text-properties fo:font-size="6pt" style:font-size-asian="6pt" style:font-size-complex="6pt"/>
    </style:style>
    <style:style style:name="ch8" style:family="chart" style:data-style-name="N0">
      <style:chart-properties chart:link-data-style-to-source="true"/>
      <style:graphic-properties draw:fill-color="#4b1f6f"/>
      <style:text-properties fo:font-size="6pt" style:font-size-asian="6pt" style:font-size-complex="6pt"/>
    </style:style>
    <style:style style:name="ch9" style:family="chart" style:data-style-name="N0">
      <style:chart-properties chart:link-data-style-to-source="true"/>
      <style:graphic-properties draw:fill-color="#ff95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382cm" svg:height="4.303cm" xlink:href=".." xlink:type="simple" chart:class="chart:bar" chart:style-name="ch1">
        <chart:legend chart:legend-position="end" svg:x="6.351cm" svg:y="1.433cm" style:legend-expansion="high" chart:style-name="ch2"/>
        <chart:plot-area chart:style-name="ch3" table:cell-range-address="Popcount.B35:Popcount.D35 Popcount.A40:Popcount.D42" chart:data-source-has-labels="both" svg:x="0.167cm" svg:y="0.086cm" svg:width="6.018cm" svg:height="4.13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chartooo:coordinate-region svg:x="1.216cm" svg:y="0.086cm" svg:width="3.846cm" svg:height="3.537cm"/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 chartooo:axis-type="text">
            <chart:categories table:cell-range-address="Popcount.B35:Popcount.D35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Popcount.B40:Popcount.D40" chart:label-cell-address="Popcount.A40:Popcount.A40" chart:class="chart:bar">
            <chart:data-point chart:repeated="3"/>
          </chart:series>
          <chart:series chart:style-name="ch8" chart:values-cell-range-address="Popcount.B41:Popcount.D41" chart:label-cell-address="Popcount.A41:Popcount.A41" chart:class="chart:bar">
            <chart:data-point chart:repeated="3"/>
          </chart:series>
          <chart:series chart:style-name="ch9" chart:values-cell-range-address="Popcount.B42:Popcount.D42" chart:label-cell-address="Popcount.A42:Popcount.A42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-O0</text:p>
                <draw:g>
                  <svg:desc>Popcount.B35:Popcount.D35</svg:desc>
                </draw:g>
              </table:table-cell>
              <table:table-cell office:value-type="string">
                <text:p>-O1</text:p>
              </table:table-cell>
              <table:table-cell office:value-type="string">
                <text:p>-O2</text:p>
              </table:table-cell>
            </table:table-row>
          </table:table-header-rows>
          <table:table-rows>
            <table:table-row>
              <table:table-cell office:value-type="string">
                <text:p>popcount5</text:p>
                <draw:g>
                  <svg:desc>Popcount.A40:Popcount.A40</svg:desc>
                </draw:g>
              </table:table-cell>
              <table:table-cell office:value-type="float" office:value="13080.6">
                <text:p>13080.6</text:p>
                <draw:g>
                  <svg:desc>Popcount.B40:Popcount.D40</svg:desc>
                </draw:g>
              </table:table-cell>
              <table:table-cell office:value-type="float" office:value="6947.5">
                <text:p>6947.5</text:p>
              </table:table-cell>
              <table:table-cell office:value-type="float" office:value="7339.8">
                <text:p>7339.8</text:p>
              </table:table-cell>
            </table:table-row>
            <table:table-row>
              <table:table-cell office:value-type="string">
                <text:p>popcount6</text:p>
                <draw:g>
                  <svg:desc>Popcount.A41:Popcount.A41</svg:desc>
                </draw:g>
              </table:table-cell>
              <table:table-cell office:value-type="float" office:value="43155.8">
                <text:p>43155.8</text:p>
                <draw:g>
                  <svg:desc>Popcount.B41:Popcount.D41</svg:desc>
                </draw:g>
              </table:table-cell>
              <table:table-cell office:value-type="float" office:value="7814.9">
                <text:p>7814.9</text:p>
              </table:table-cell>
              <table:table-cell office:value-type="float" office:value="7892.8">
                <text:p>7892.8</text:p>
              </table:table-cell>
            </table:table-row>
            <table:table-row>
              <table:table-cell office:value-type="string">
                <text:p>popcount7</text:p>
                <draw:g>
                  <svg:desc>Popcount.A42:Popcount.A42</svg:desc>
                </draw:g>
              </table:table-cell>
              <table:table-cell office:value-type="float" office:value="26653.6">
                <text:p>26653.6</text:p>
                <draw:g>
                  <svg:desc>Popcount.B42:Popcount.D42</svg:desc>
                </draw:g>
              </table:table-cell>
              <table:table-cell office:value-type="float" office:value="15221.4">
                <text:p>15221.4</text:p>
              </table:table-cell>
              <table:table-cell office:value-type="float" office:value="15242.5">
                <text:p>15242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three-dimensional="true" chart:deep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950e"/>
      <style:text-properties fo:font-size="6pt" style:font-size-asian="6pt" style:font-size-complex="6pt"/>
    </style:style>
    <style:style style:name="ch9" style:family="chart" style:data-style-name="N0">
      <style:chart-properties chart:link-data-style-to-source="true"/>
      <style:graphic-properties draw:fill-color="#4b1f6f"/>
      <style:text-properties fo:font-size="6pt" style:font-size-asian="6pt" style:font-size-complex="6pt"/>
    </style:style>
    <style:style style:name="ch10" style:family="chart" style:data-style-name="N0">
      <style:chart-properties chart:link-data-style-to-source="true"/>
      <style:graphic-properties draw:fill-color="#7e0021"/>
      <style:text-properties fo:font-size="6pt" style:font-size-asian="6pt" style:font-size-complex="6pt"/>
    </style:style>
    <style:style style:name="ch11" style:family="chart" style:data-style-name="N0">
      <style:chart-properties chart:link-data-style-to-source="true"/>
      <style:graphic-properties draw:fill-color="#579d1c"/>
      <style:text-properties fo:font-size="6pt" style:font-size-asian="6pt" style:font-size-complex="6pt"/>
    </style:style>
    <style:style style:name="ch12" style:family="chart" style:data-style-name="N0">
      <style:chart-properties chart:link-data-style-to-source="true"/>
      <style:graphic-properties draw:fill-color="#ffd320"/>
      <style:text-properties fo:font-size="6pt" style:font-size-asian="6pt" style:font-size-complex="6pt"/>
    </style:style>
    <style:style style:name="ch13" style:family="chart" style:data-style-name="N0">
      <style:chart-properties chart:link-data-style-to-source="true"/>
      <style:graphic-properties draw:fill-color="#ff420e"/>
      <style:text-properties fo:font-size="6pt" style:font-size-asian="6pt" style:font-size-complex="6pt"/>
    </style:style>
    <style:style style:name="ch14" style:family="chart" style:data-style-name="N0">
      <style:chart-properties chart:link-data-style-to-source="true"/>
      <style:graphic-properties draw:fill-color="#314004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9.915cm" svg:height="4.303cm" xlink:href=".." xlink:type="simple" chart:class="chart:bar" chart:row-mapping="6 5 4 3 2 1 0" chart:style-name="ch1">
        <chart:legend chart:legend-position="end" svg:x="7.885cm" svg:y="0.543cm" style:legend-expansion="high" chart:style-name="ch2"/>
        <chart:plot-area chart:style-name="ch3" table:cell-range-address="Popcount.B35:Popcount.D36 Popcount.A37:Popcount.D42 Popcount.A36:Popcount.A36" chart:data-source-has-labels="both" svg:x="0.198cm" svg:y="0.086cm" svg:width="7.489cm" svg:height="4.13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chartooo:coordinate-region svg:x="1.584cm" svg:y="0.086cm" svg:width="4.731cm" svg:height="3.537cm"/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 chartooo:axis-type="text">
            <chart:categories table:cell-range-address="Popcount.B35:Popcount.D35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Popcount.B42:Popcount.D42" chart:label-cell-address="Popcount.A42:Popcount.A42" chart:class="chart:bar">
            <chart:data-point chart:repeated="3"/>
          </chart:series>
          <chart:series chart:style-name="ch9" chart:values-cell-range-address="Popcount.B41:Popcount.D41" chart:label-cell-address="Popcount.A41:Popcount.A41" chart:class="chart:bar">
            <chart:data-point chart:repeated="3"/>
          </chart:series>
          <chart:series chart:style-name="ch10" chart:values-cell-range-address="Popcount.B40:Popcount.D40" chart:label-cell-address="Popcount.A40:Popcount.A40" chart:class="chart:bar">
            <chart:data-point chart:repeated="3"/>
          </chart:series>
          <chart:series chart:style-name="ch11" chart:values-cell-range-address="Popcount.B39:Popcount.D39" chart:label-cell-address="Popcount.A39:Popcount.A39" chart:class="chart:bar">
            <chart:data-point chart:repeated="3"/>
          </chart:series>
          <chart:series chart:style-name="ch12" chart:values-cell-range-address="Popcount.B38:Popcount.D38" chart:label-cell-address="Popcount.A38:Popcount.A38" chart:class="chart:bar">
            <chart:data-point chart:repeated="3"/>
          </chart:series>
          <chart:series chart:style-name="ch13" chart:values-cell-range-address="Popcount.B37:Popcount.D37" chart:label-cell-address="Popcount.A37:Popcount.A37" chart:class="chart:bar">
            <chart:data-point chart:repeated="3"/>
          </chart:series>
          <chart:series chart:style-name="ch14" chart:values-cell-range-address="Popcount.B36:Popcount.D36" chart:label-cell-address="Popcount.A36:Popcount.A36" chart:class="chart:bar"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-O0</text:p>
                <draw:g>
                  <svg:desc>Popcount.B35:Popcount.D35</svg:desc>
                </draw:g>
              </table:table-cell>
              <table:table-cell office:value-type="string">
                <text:p>-O1</text:p>
              </table:table-cell>
              <table:table-cell office:value-type="string">
                <text:p>-O2</text:p>
              </table:table-cell>
            </table:table-row>
          </table:table-header-rows>
          <table:table-rows>
            <table:table-row>
              <table:table-cell office:value-type="string">
                <text:p>popcount7</text:p>
                <draw:g>
                  <svg:desc>Popcount.A42:Popcount.A42</svg:desc>
                </draw:g>
              </table:table-cell>
              <table:table-cell office:value-type="float" office:value="26653.6">
                <text:p>26653.6</text:p>
                <draw:g>
                  <svg:desc>Popcount.B42:Popcount.D42</svg:desc>
                </draw:g>
              </table:table-cell>
              <table:table-cell office:value-type="float" office:value="15221.4">
                <text:p>15221.4</text:p>
              </table:table-cell>
              <table:table-cell office:value-type="float" office:value="15242.5">
                <text:p>15242.5</text:p>
              </table:table-cell>
            </table:table-row>
            <table:table-row>
              <table:table-cell office:value-type="string">
                <text:p>popcount6</text:p>
                <draw:g>
                  <svg:desc>Popcount.A41:Popcount.A41</svg:desc>
                </draw:g>
              </table:table-cell>
              <table:table-cell office:value-type="float" office:value="43155.8">
                <text:p>43155.8</text:p>
                <draw:g>
                  <svg:desc>Popcount.B41:Popcount.D41</svg:desc>
                </draw:g>
              </table:table-cell>
              <table:table-cell office:value-type="float" office:value="7814.9">
                <text:p>7814.9</text:p>
              </table:table-cell>
              <table:table-cell office:value-type="float" office:value="7892.8">
                <text:p>7892.8</text:p>
              </table:table-cell>
            </table:table-row>
            <table:table-row>
              <table:table-cell office:value-type="string">
                <text:p>popcount5</text:p>
                <draw:g>
                  <svg:desc>Popcount.A40:Popcount.A40</svg:desc>
                </draw:g>
              </table:table-cell>
              <table:table-cell office:value-type="float" office:value="13080.6">
                <text:p>13080.6</text:p>
                <draw:g>
                  <svg:desc>Popcount.B40:Popcount.D40</svg:desc>
                </draw:g>
              </table:table-cell>
              <table:table-cell office:value-type="float" office:value="6947.5">
                <text:p>6947.5</text:p>
              </table:table-cell>
              <table:table-cell office:value-type="float" office:value="7339.8">
                <text:p>7339.8</text:p>
              </table:table-cell>
            </table:table-row>
            <table:table-row>
              <table:table-cell office:value-type="string">
                <text:p>popcount4</text:p>
                <draw:g>
                  <svg:desc>Popcount.A39:Popcount.A39</svg:desc>
                </draw:g>
              </table:table-cell>
              <table:table-cell office:value-type="float" office:value="313489.2">
                <text:p>313489.2</text:p>
                <draw:g>
                  <svg:desc>Popcount.B39:Popcount.D39</svg:desc>
                </draw:g>
              </table:table-cell>
              <table:table-cell office:value-type="float" office:value="87210.1">
                <text:p>87210.1</text:p>
              </table:table-cell>
              <table:table-cell office:value-type="float" office:value="88468.3">
                <text:p>88468.3</text:p>
              </table:table-cell>
            </table:table-row>
            <table:table-row>
              <table:table-cell office:value-type="string">
                <text:p>popcount3</text:p>
                <draw:g>
                  <svg:desc>Popcount.A38:Popcount.A38</svg:desc>
                </draw:g>
              </table:table-cell>
              <table:table-cell office:value-type="float" office:value="400973.8">
                <text:p>400973.8</text:p>
                <draw:g>
                  <svg:desc>Popcount.B38:Popcount.D38</svg:desc>
                </draw:g>
              </table:table-cell>
              <table:table-cell office:value-type="float" office:value="321509.6">
                <text:p>321509.6</text:p>
              </table:table-cell>
              <table:table-cell office:value-type="float" office:value="356015.6">
                <text:p>356015.6</text:p>
              </table:table-cell>
            </table:table-row>
            <table:table-row>
              <table:table-cell office:value-type="string">
                <text:p>popcount2</text:p>
                <draw:g>
                  <svg:desc>Popcount.A37:Popcount.A37</svg:desc>
                </draw:g>
              </table:table-cell>
              <table:table-cell office:value-type="float" office:value="1259070.3">
                <text:p>1259070.3</text:p>
                <draw:g>
                  <svg:desc>Popcount.B37:Popcount.D37</svg:desc>
                </draw:g>
              </table:table-cell>
              <table:table-cell office:value-type="float" office:value="354347.9">
                <text:p>354347.9</text:p>
              </table:table-cell>
              <table:table-cell office:value-type="float" office:value="283551.1">
                <text:p>283551.1</text:p>
              </table:table-cell>
            </table:table-row>
            <table:table-row>
              <table:table-cell office:value-type="string">
                <text:p>popcount1</text:p>
                <draw:g>
                  <svg:desc>Popcount.A36:Popcount.A36</svg:desc>
                </draw:g>
              </table:table-cell>
              <table:table-cell office:value-type="float" office:value="1168344">
                <text:p>1168344</text:p>
                <draw:g>
                  <svg:desc>Popcount.B36:Popcount.D36</svg:desc>
                </draw:g>
              </table:table-cell>
              <table:table-cell office:value-type="float" office:value="233376.1">
                <text:p>233376.1</text:p>
              </table:table-cell>
              <table:table-cell office:value-type="float" office:value="231002.1">
                <text:p>231002.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